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ashed" svg:stroke-width="0.102cm" svg:stroke-color="#00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Ultrafine_20_2_20_Dots_20_3_20_Dashes" svg:stroke-width="0.102cm" svg:stroke-color="#3deb3d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color="#808080" draw:fill="solid"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svg:stroke-color="#808080" draw:fill="solid" draw:fill-color="#9999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color="#808080" draw:fill="solid" draw:fill-color="#3deb3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808080" draw:fill="solid" draw:fill-color="#0000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0.448cm" svg:height="2.244cm" draw:transform="rotate (-2.35619449019309) translate (4.16250000000509cm 7.44249999999236cm)" svg:viewBox="0 0 449 2245" draw:points="0,-14167 0,-15065 0,-15065 0,-15963 449,-16412">
          <text:p/>
        </draw:polyline>
        <draw:polyline draw:style-name="gr2" draw:text-style-name="P1" draw:layer="layout" svg:width="1.904cm" svg:height="1.269cm" draw:transform="rotate (-1.57079632679579) translate (5.115cm 5.855cm)" svg:viewBox="0 0 1905 1270" draw:points="0,-10230 635,-10230 1270,-9595 1905,-8960">
          <text:p/>
        </draw:polyline>
        <draw:polyline draw:style-name="gr3" draw:text-style-name="P1" draw:layer="layout" svg:width="1.269cm" svg:height="1.269cm" draw:transform="rotate (-1.57079632679579) translate (5.11499999999736cm 7.75999999999734cm)" svg:viewBox="0 0 1270 1270" draw:points="0,-8960 635,-8960 1270,-9595 1270,-10230">
          <text:p/>
        </draw:polyline>
        <draw:custom-shape draw:style-name="gr4" draw:text-style-name="P1" draw:layer="layout" svg:width="0.635cm" svg:height="0.635cm" svg:x="9.177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78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79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8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81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82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4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9.815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6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7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8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9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0.45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0.451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0.452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0.453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0.45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0.455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87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88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1.089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9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91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1.092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1.72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1.72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6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7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8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1.729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3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4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5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6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7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8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77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4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0.45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87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4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3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2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3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4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5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82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9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0.455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92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8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978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979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98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981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982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983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6.615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6.61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6.617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6.618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6.619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6.62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251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7.252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7.253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7.254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7.255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7.256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7.888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7.889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7.89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7.891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635cm" svg:height="0.635cm" svg:x="17.892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7.893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8.52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8.526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8.527cm" svg:y="6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8.528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8.529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8.53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33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33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36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37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38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39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978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6.615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251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7.888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8.52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5.334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9.161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9.162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9.163cm" svg:y="6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164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9.165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9.166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9.16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983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6.62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7.256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7.89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8.53cm" svg:y="9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3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35cm" svg:height="0.635cm" svg:x="19.166cm" svg:y="9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77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4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0.45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87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3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968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6.6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241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87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8.515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2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151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182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9.819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0.455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9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9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8.538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365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973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6.61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24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883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8.5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5.329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156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3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4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5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6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1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7.906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86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87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88cm" svg:y="6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8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9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91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86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91cm" svg:y="9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86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2.991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1cm" svg:y="5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2cm" svg:y="6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3cm" svg:y="6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4cm" svg:y="7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5cm" svg:y="7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6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1cm" svg:y="4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6cm" svg:y="9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1cm" svg:y="4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4.696cm" svg:y="9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07cm" svg:y="5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08cm" svg:y="6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09cm" svg:y="6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1cm" svg:y="7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11cm" svg:y="7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12cm" svg:y="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07cm" svg:y="4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12cm" svg:y="9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07cm" svg:y="4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9.812cm" svg:y="9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.721cm" svg:height="6.35cm" svg:x="1.088cm" svg:y="4.1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05cm" svg:height="0.635cm" draw:transform="rotate (-1.57079632679579) translate (7.685cm 6.4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.905cm" svg:height="0.635cm" draw:transform="rotate (-1.57079632679579) translate (14.486cm 6.41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1-12-28T21:48:03</dc:date>
    <dc:creator>David Kneis</dc:creator>
    <meta:editing-duration>PT01H53M10S</meta:editing-duration>
    <meta:editing-cycles>8</meta:editing-cycles>
    <meta:document-statistic meta:object-count="186"/>
  </office:meta>
</office:document-meta>
</file>